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3.732cm"/>
    </style:style>
    <style:style style:name="gr5" style:family="graphic" style:parent-style-name="standard">
      <style:graphic-properties draw:stroke="none" svg:stroke-color="#000000" draw:fill="none" draw:fill-color="#ffffff" fo:min-height="6.06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0.635cm" svg:x="0.635cm" svg:y="0.635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635cm" svg:y1="2.54cm" svg:x2="0.635cm" svg:y2="15.24cm">
          <text:p/>
        </draw:line>
        <draw:frame draw:style-name="gr3" draw:text-style-name="P5" draw:layer="layout" svg:width="5.08cm" svg:height="6.413cm" svg:x="0.635cm" svg:y="8.89cm">
          <draw:text-box>
            <text:p text:style-name="P4"><text:span text:style-name="T2">+ <text:s/>- <text:s/>/ <text:s/>// <text:s/>*</text:span></text:p>
            <text:p text:style-name="P4"><text:span text:style-name="T2">addDays</text:span></text:p>
            <text:p text:style-name="P4"><text:span text:style-name="T2">addHours</text:span></text:p>
            <text:p text:style-name="P4"><text:span text:style-name="T2">addMicroseconds</text:span></text:p>
            <text:p text:style-name="P4"><text:span text:style-name="T2">addMinutes</text:span></text:p>
            <text:p text:style-name="P4"><text:span text:style-name="T2">addSeconds</text:span></text:p>
            <text:p text:style-name="P4"><text:span text:style-name="T2">addWeeks</text:span></text:p>
            <text:p text:style-name="P4"><text:span text:style-name="T2">compareTo</text:span></text:p>
            <text:p text:style-name="P4"><text:span text:style-name="T2">days</text:span></text:p>
            <text:p text:style-name="P4"><text:span text:style-name="T2">duration</text:span></text:p>
            <text:p text:style-name="P4"><text:span text:style-name="T2">fromStringFormat</text:span></text:p>
            <text:p text:style-name="P4"><text:span text:style-name="T2">hashCode</text:span></text:p>
            <text:p text:style-name="P4"><text:span text:style-name="T2"/></text:p>
          </draw:text-box>
        </draw:frame>
        <draw:line draw:style-name="gr2" draw:text-style-name="P3" draw:layer="layout" svg:x1="15.24cm" svg:y1="15.24cm" svg:x2="0.635cm" svg:y2="15.24cm">
          <text:p/>
        </draw:line>
        <draw:custom-shape draw:style-name="gr1" draw:text-style-name="P2" draw:layer="layout" svg:width="14.605cm" svg:height="0.635cm" svg:x="0.635cm" svg:y="1.905cm">
          <text:p text:style-name="P1"><text:span text:style-name="T1">TimeSp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7.955cm" svg:y1="1.27cm" svg:x2="7.955cm" svg:y2="1.905cm">
          <text:p/>
        </draw:line>
        <draw:frame draw:style-name="gr4" draw:text-style-name="P5" draw:layer="layout" svg:width="6.35cm" svg:height="4.043cm" svg:x="0.635cm" svg:y="4.445cm">
          <draw:text-box>
            <text:p text:style-name="P4"><text:span text:style-name="T2">fromCivilTime</text:span></text:p>
            <text:p text:style-name="P4"><text:span text:style-name="T2">fromDays</text:span></text:p>
            <text:p text:style-name="P4"><text:span text:style-name="T2">fromHours</text:span></text:p>
            <text:p text:style-name="P4"><text:span text:style-name="T2">fromLongTime</text:span></text:p>
            <text:p text:style-name="P4"><text:span text:style-name="T2">fromMicroseconds</text:span></text:p>
            <text:p text:style-name="P4"><text:span text:style-name="T2">fromMinutes</text:span></text:p>
            <text:p text:style-name="P4"><text:span text:style-name="T2">fromNormalTime</text:span></text:p>
            <text:p text:style-name="P4"><text:span text:style-name="T2">fromSeconds</text:span></text:p>
          </draw:text-box>
        </draw:frame>
        <draw:line draw:style-name="gr2" draw:text-style-name="P3" draw:layer="layout" svg:x1="0.635cm" svg:y1="8.89cm" svg:x2="10.16cm" svg:y2="8.89cm">
          <text:p/>
        </draw:line>
        <draw:frame draw:style-name="gr5" draw:text-style-name="P5" draw:layer="layout" svg:width="5.08cm" svg:height="6.318cm" svg:x="5.715cm" svg:y="8.827cm">
          <draw:text-box>
            <text:p text:style-name="P4"><text:span text:style-name="T2">hours</text:span></text:p>
            <text:p text:style-name="P4"><text:span text:style-name="T2">init</text:span></text:p>
            <text:p text:style-name="P4"><text:span text:style-name="T2">microseconds</text:span></text:p>
            <text:p text:style-name="P4"><text:span text:style-name="T2">minutes</text:span></text:p>
            <text:p text:style-name="P4"><text:span text:style-name="T2">seconds</text:span></text:p>
            <text:p text:style-name="P4"><text:span text:style-name="T2">sign</text:span></text:p>
            <text:p text:style-name="P4"><text:span text:style-name="T2">string</text:span></text:p>
            <text:p text:style-name="P4"><text:span text:style-name="T2">totalDays</text:span></text:p>
            <text:p text:style-name="P4"><text:span text:style-name="T2">totalHours</text:span></text:p>
            <text:p text:style-name="P4"><text:span text:style-name="T2">totalMicroseconds</text:span></text:p>
            <text:p text:style-name="P4"><text:span text:style-name="T2">totalMinutes</text:span></text:p>
            <text:p text:style-name="P4"><text:span text:style-name="T2">totalSeconds</text:span></text:p>
          </draw:text-box>
        </draw:frame>
        <draw:custom-shape draw:style-name="gr1" draw:text-style-name="P7" draw:layer="layout" svg:width="14.605cm" svg:height="0.635cm" svg:x="0.636cm" svg:y="2.541cm">
          <text:p text:style-name="P6"><text:span text:style-name="T1">+ <text:s/>Compar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715cm" svg:y1="8.89cm" svg:x2="5.715cm" svg:y2="15.24cm">
          <text:p/>
        </draw:line>
        <draw:custom-shape draw:style-name="gr1" draw:text-style-name="P7" draw:layer="layout" svg:width="14.605cm" svg:height="0.635cm" svg:x="0.635cm" svg:y="3.175cm">
          <text:p text:style-name="P6"><text:span text:style-name="T1">+ <text:s/>Orderabl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2-14T12:19:36.23</dc:date>
    <dc:language>en-US</dc:language>
    <meta:editing-cycles>16</meta:editing-cycles>
    <meta:editing-duration>PT02H11M18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